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Задача</text:p>
          </table:table-cell>
          <table:table-cell table:style-name="ce1" office:value-type="string" calcext:value-type="string">
            <text:p>Статус</text:p>
          </table:table-cell>
        </table:table-row>
        <table:table-row table:style-name="ro2">
          <table:table-cell office:value-type="string" calcext:value-type="string">
            <text:p>Минимизировать форму регистрации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Починить ссылки на создание объектов на старом сайте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Подключить авторизацию на главном входе в сайт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Оценить сроки на создание интерфейса создания программ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Обеспечить установку начального положения карты из адресной строки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Убрать пн.ш и сх.д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Термін збору коштів для початку проекту — формат над полем ввода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iew=1 <text:s text:c="2"/>request for singleView data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asy load repa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dd one more item in filter menu#5</text:p>
          </table:table-cell>
          <table:table-cell/>
        </table:table-row>
        <table:table-row table:style-name="ro2">
          <table:table-cell office:value-type="string" calcext:value-type="string">
            <text:p>add btn details in beacon descr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 style:data-style-name="N2" text:time-value="17:09:12.78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2:22:03.736000000</meta:creation-date>
    <dc:date>2016-07-11T23:52:56.898000000</dc:date>
    <meta:editing-duration>PT13H24M38S</meta:editing-duration>
    <meta:editing-cycles>10</meta:editing-cycles>
    <meta:generator>LibreOffice/5.0.6.3$Windows_x86 LibreOffice_project/490fc03b25318460cfc54456516ea2519c11d1aa</meta:generator>
    <meta:document-statistic meta:table-count="1" meta:cell-count="23" meta:object-count="0"/>
  </office:meta>
</office:document-meta>
</file>